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7.00pt"/>
    </style:style>
    <style:style style:name="P2" style:family="paragraph">
      <style:paragraph-properties fo:line-height="100.00%" fo:text-align="left"/>
    </style:style>
  </office:automatic-styles>
  <office:body>
    <office:text>
      <text:p text:style-name="P1"><text:span text:style-name="T1">Lyna Chalabi</text:span></text:p>
      <text:p text:style-name="P1"><text:span text:style-name="T1">5 allée henri salvador 91420 Morangis</text:span></text:p>
      <text:p text:style-name="P1"><text:span text:style-name="T1">0695259017 lyna.chalabi2@gmail.com<text:tab/></text:span></text:p>
      <text:p text:style-name="P1"><text:span text:style-name="T1">Objet : Demande d'admission en BTS Services Informatiques aux Organisations</text:span></text:p>
      <text:p text:style-name="P1"><text:span text:style-name="T1">Madame, Monsieur </text:span></text:p>
      <text:p text:style-name="P1"><text:span text:style-name="T1">Je me permets de vous adresser la présente lettre afin de solliciter une admission en BTS Services Informatiques aux Organisations au sein de votre établissement pour l'année en cours.</text:span></text:p>
      <text:p text:style-name="P1"><text:span text:style-name="T1">Après avoir obtenu mon baccalauréat général cette année, j'ai décidé de m'orienter vers une classe préparatoire PTSI au lycée Raspail. Cependant, au fil des jours, il est devenu évident que ce choix ne correspondait pas à mes aspirations, j’ai décidé donc de relancer à la classe préparatoire et j'ai la décision de réorienter mon parcours<text:s text:c="2"/>vers un BTS SIO, qui correspond davantage à mes intérêts et à mes objectifs de carrière. Mon engagement envers la réussite académique est fort, et je suis prête à travailler avec diligence, à apprendre activement et à collaborer avec mes pairs pour atteindre nos objectifs communs.</text:span></text:p>
      <text:p text:style-name="P1"><text:span text:style-name="T1">Je vous remercie de l'attention que vous porterez à ma demande d'admission. Je reste à votre disposition pour toute information complémentaire ou pour un entretien. Je vous pris de bien vouloir prendre en considération ma situation actuelle et de m’accorder une chance Je vous laisse en pièce jointe mes bulletin scolaires.</text:span></text:p>
      <text:p text:style-name="P1"><text:span text:style-name="T1">Cordialement,</text:span></text:p>
      <text:p text:style-name="P1"><text:span text:style-name="T1">Lyna Chalabi</text:span></text:p>
      <text:p text:style-name="P2"><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